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6.175cm" fo:margin-left="0cm" table:align="left" style:may-break-between-rows="true" style:writing-mode="lr-tb"/>
    </style:style>
    <style:style style:name="Table1.A" style:family="table-column">
      <style:table-column-properties style:column-width="3.339cm"/>
    </style:style>
    <style:style style:name="Table1.B" style:family="table-column">
      <style:table-column-properties style:column-width="7.994cm"/>
    </style:style>
    <style:style style:name="Table1.C" style:family="table-column">
      <style:table-column-properties style:column-width="4.842cm"/>
    </style:style>
    <style:style style:name="Table1.1" style:family="table-row">
      <style:table-row-properties style:min-row-height="0.3cm"/>
    </style:style>
    <style:style style:name="Table1.A1" style:family="table-cell">
      <style:table-cell-properties fo:background-color="#ffffff" fo:padding="0cm" fo:border-left="0.25pt solid #000000" fo:border-right="0.25pt solid #000000" fo:border-top="0.25pt solid #000000" fo:border-bottom="0.05pt solid #000000" fo:vertical-align="top">
        <style:background-image/>
      </style:table-cell-properties>
    </style:style>
    <style:style style:name="Table1.B1" style:family="table-cell">
      <style:table-cell-properties fo:background-color="#ffffff" fo:padding="0cm" fo:border="0.25pt solid #000000" fo:vertical-align="top">
        <style:background-image/>
      </style:table-cell-properties>
    </style:style>
    <style:style style:name="Table1.2" style:family="table-row">
      <style:table-row-properties style:min-row-height="0.101cm"/>
    </style:style>
    <style:style style:name="Table1.B2" style:family="table-cell">
      <style:table-cell-properties fo:background-color="#ffffff" fo:padding="0cm" fo:border="0.25pt solid #000000" fo:vertical-align="top">
        <style:background-image/>
      </style:table-cell-properties>
    </style:style>
    <style:style style:name="Table1.C2" style:family="table-cell">
      <style:table-cell-properties fo:background-color="#ffffff" fo:padding="0cm" fo:border="0.25pt solid #000000" fo:vertical-align="top">
        <style:background-image/>
      </style:table-cell-properties>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margin-left="3.26cm" fo:margin-right="0cm" fo:margin-top="0.093cm" fo:margin-bottom="0cm" style:contextual-spacing="false" fo:line-height="100%" fo:text-align="start" style:justify-single-word="false" fo:text-indent="0cm" style:auto-text-indent="false"/>
    </style:style>
    <style:style style:name="P3" style:family="paragraph" style:parent-style-name="Standard">
      <style:paragraph-properties fo:margin-top="0cm" fo:margin-bottom="0.353cm" style:contextual-spacing="false" fo:line-height="115%" fo:text-align="justify" style:justify-single-word="false"/>
    </style:style>
    <style:style style:name="P4" style:family="paragraph" style:parent-style-name="Standard">
      <style:paragraph-properties fo:margin-left="0.203cm" fo:margin-right="0cm" fo:margin-top="0cm" fo:margin-bottom="0.353cm" style:contextual-spacing="false" fo:line-height="115%" fo:text-align="justify" style:justify-single-word="false" fo:text-indent="0cm" style:auto-text-indent="false"/>
    </style:style>
    <style:style style:name="P5" style:family="paragraph" style:parent-style-name="Standard">
      <style:paragraph-properties fo:margin-top="0.009cm" fo:margin-bottom="0cm" style:contextual-spacing="false"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7" style:family="paragraph" style:parent-style-name="Standard">
      <style:paragraph-properties fo:line-height="100%" fo:text-align="center" style:justify-single-word="false"/>
      <style:text-properties style:use-window-font-color="true" loext:opacity="0%" style:font-name="Arial" fo:font-size="16pt" fo:font-weight="bold" fo:background-color="transparent" style:font-name-asian="Arial" style:font-name-complex="Arial"/>
    </style:style>
    <style:style style:name="P8" style:family="paragraph" style:parent-style-name="Standard">
      <style:paragraph-properties fo:margin-left="2.011cm" fo:margin-right="0cm" fo:margin-top="0.423cm" fo:margin-bottom="0cm" style:contextual-spacing="false" fo:line-height="150%" fo:text-align="start" style:justify-single-word="false" fo:text-indent="0cm" style:auto-text-indent="false"/>
      <style:text-properties style:use-window-font-color="true" loext:opacity="0%" style:font-name="Arial" fo:font-size="10pt" fo:font-weight="bold" fo:background-color="transparent" style:font-name-asian="Arial" style:font-name-complex="Arial"/>
    </style:style>
    <style:style style:name="P9" style:family="paragraph" style:parent-style-name="Standard">
      <style:paragraph-properties fo:margin-left="0.741cm" fo:margin-right="0cm" fo:margin-top="0.423cm" fo:margin-bottom="0cm" style:contextual-spacing="false" fo:line-height="150%" fo:text-align="start" style:justify-single-word="false" fo:text-indent="0cm" style:auto-text-indent="false"/>
      <style:text-properties style:use-window-font-color="true" loext:opacity="0%" style:font-name="Arial" fo:font-size="10pt" fo:font-weight="bold" fo:background-color="transparent" style:font-name-asian="Arial" style:font-name-complex="Arial"/>
    </style:style>
    <style:style style:name="P10" style:family="paragraph" style:parent-style-name="Standard">
      <style:paragraph-properties fo:margin-top="0.011cm" fo:margin-bottom="0cm" style:contextual-spacing="false" fo:line-height="10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11" style:family="paragraph" style:parent-style-name="Standard">
      <style:paragraph-properties fo:margin-left="1.27cm" fo:margin-right="0cm" fo:margin-top="0cm" fo:margin-bottom="0.353cm" style:contextual-spacing="false" fo:line-height="115%" fo:text-align="justify" style:justify-single-word="false" fo:text-indent="-0.635cm" style:auto-text-indent="false"/>
      <style:text-properties style:use-window-font-color="true" loext:opacity="0%"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353cm" style:contextual-spacing="false" fo:line-height="115%" fo:text-align="justify" style:justify-single-word="false"/>
      <style:text-properties style:use-window-font-color="true" loext:opacity="0%" style:font-name="Arial" fo:font-size="12pt" fo:font-weight="normal" fo:background-color="#ffffff" style:font-name-asian="Arial" style:font-name-complex="Arial"/>
    </style:style>
    <style:style style:name="P13" style:family="paragraph" style:parent-style-name="Standard">
      <style:paragraph-properties fo:margin-top="0cm" fo:margin-bottom="0.353cm" style:contextual-spacing="false" fo:line-height="100%" fo:text-align="justify" style:justify-single-word="false"/>
      <style:text-properties style:use-window-font-color="true" loext:opacity="0%" style:font-name="Arial" fo:font-size="12pt" fo:font-weight="normal" fo:background-color="#ffffff" style:font-name-asian="Arial" style:font-name-complex="Arial"/>
    </style:style>
    <style:style style:name="P14" style:family="paragraph" style:parent-style-name="Standard">
      <style:paragraph-properties fo:margin-top="0cm" fo:margin-bottom="0.353cm" style:contextual-spacing="false" fo:line-height="115%" fo:text-align="justify" style:justify-single-word="false"/>
      <style:text-properties style:use-window-font-color="true" loext:opacity="0%" style:font-name="Arial" fo:font-size="10pt" fo:font-weight="normal" fo:background-color="#ffffff" style:font-name-asian="Arial" style:font-name-complex="Arial"/>
    </style:style>
    <style:style style:name="P15" style:family="paragraph" style:parent-style-name="Standard">
      <style:paragraph-properties fo:margin-top="0cm" fo:margin-bottom="0.353cm" style:contextual-spacing="false" fo:line-height="115%" fo:text-align="justify" style:justify-single-word="false"/>
      <style:text-properties style:use-window-font-color="true" loext:opacity="0%"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353cm" style:contextual-spacing="false" fo:line-height="115%" fo:text-align="justify" style:justify-single-word="false"/>
    </style:style>
    <style:style style:name="P17" style:family="paragraph" style:parent-style-name="Standard">
      <style:paragraph-properties fo:margin-top="0cm" fo:margin-bottom="0.353cm" style:contextual-spacing="false" fo:line-height="115%" fo:text-align="justify" style:justify-single-word="false" fo:break-before="page"/>
    </style:style>
    <style:style style:name="P18" style:family="paragraph" style:parent-style-name="Standard" style:list-style-name="L1">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19" style:family="paragraph" style:parent-style-name="Standard" style:list-style-name="L2">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0" style:family="paragraph" style:parent-style-name="Standard" style:list-style-name="L3">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1" style:family="paragraph" style:parent-style-name="Standard" style:list-style-name="L4">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2" style:family="paragraph" style:parent-style-name="Standard" style:list-style-name="L5">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3" style:family="paragraph" style:parent-style-name="Standard" style:list-style-name="L6">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4" style:family="paragraph" style:parent-style-name="Standard" style:list-style-name="L7">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5" style:family="paragraph" style:parent-style-name="Standard" style:list-style-name="L8">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6" style:family="paragraph" style:parent-style-name="Standard" style:list-style-name="L9">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7" style:family="paragraph" style:parent-style-name="Standard" style:list-style-name="L10">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8" style:family="paragraph" style:parent-style-name="Standard" style:list-style-name="L11">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2pt" fo:font-weight="normal" fo:background-color="#ffffff" style:font-name-asian="Arial" style:font-name-complex="Arial"/>
    </style:style>
    <style:style style:name="P29" style:family="paragraph" style:parent-style-name="Standard">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0.5pt" fo:font-weight="normal" officeooo:rsid="000f786b" officeooo:paragraph-rsid="000f786b" fo:background-color="#ffffff" style:font-name-asian="Arial" style:font-size-asian="10.5pt" style:font-name-complex="Arial" style:font-size-complex="10.5pt"/>
    </style:style>
    <style:style style:name="P30" style:family="paragraph" style:parent-style-name="Standard" style:list-style-name="L11">
      <style:paragraph-properties fo:margin-left="0.002cm" fo:margin-right="0cm" fo:margin-top="0cm" fo:margin-bottom="0.353cm" style:contextual-spacing="false" fo:line-height="150%" fo:text-align="justify" style:justify-single-word="false" fo:text-indent="-0.002cm" style:auto-text-indent="false"/>
      <style:text-properties style:use-window-font-color="true" loext:opacity="0%" style:font-name="Arial" fo:font-size="10.5pt" fo:font-weight="normal" officeooo:rsid="000f786b" officeooo:paragraph-rsid="000f786b" fo:background-color="#ffffff" style:font-name-asian="Arial" style:font-size-asian="9.14999961853027pt" style:font-name-complex="Arial" style:font-size-complex="10.5pt"/>
    </style:style>
    <style:style style:name="P31" style:family="paragraph" style:parent-style-name="Standard">
      <style:paragraph-properties fo:margin-left="0.203cm" fo:margin-right="0cm" fo:margin-top="0cm" fo:margin-bottom="0.353cm" style:contextual-spacing="false" fo:line-height="115%" fo:text-align="justify" style:justify-single-word="false" fo:text-indent="0cm" style:auto-text-indent="false"/>
    </style:style>
    <style:style style:name="T1" style:family="text">
      <style:text-properties style:use-window-font-color="true" loext:opacity="0%" style:font-name="Calibri1" fo:font-size="11pt" fo:font-weight="normal" fo:background-color="transparent" loext:char-shading-value="0" style:font-name-asian="Calibri1" style:font-name-complex="Calibri1"/>
    </style:style>
    <style:style style:name="T2" style:family="text">
      <style:text-properties style:use-window-font-color="true" loext:opacity="0%" style:font-name="Arial" fo:font-size="10pt" fo:font-weight="normal" fo:background-color="#ffffff" loext:char-shading-value="0" style:font-name-asian="Arial" style:font-name-complex="Arial"/>
    </style:style>
    <style:style style:name="T3" style:family="text">
      <style:text-properties style:use-window-font-color="true" loext:opacity="0%" style:font-name="Arial" fo:font-size="16pt" fo:font-weight="bold" fo:background-color="transparent" loext:char-shading-value="0" style:font-name-asian="Arial" style:font-name-complex="Arial"/>
    </style:style>
    <style:style style:name="T4" style:family="text">
      <style:text-properties style:use-window-font-color="true" loext:opacity="0%" style:font-name="Arial" fo:font-size="12pt" fo:font-weight="normal" fo:background-color="#ffffff" loext:char-shading-value="0" style:font-name-asian="Arial" style:font-name-complex="Arial"/>
    </style:style>
    <style:style style:name="T5" style:family="text">
      <style:text-properties fo:color="#ff0000" loext:opacity="100%" style:font-name="Arial" fo:font-size="10pt" fo:font-weight="bold" fo:background-color="transparent" loext:char-shading-value="0" style:font-name-asian="Arial" style:font-name-complex="Arial"/>
    </style:style>
    <style:style style:name="T6" style:family="text">
      <style:text-properties officeooo:rsid="001056ff"/>
    </style:style>
    <text:list-style style:name="L1">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83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5"/>
            <text:p text:style-name="P6"/>
          </table:table-cell>
          <table:table-cell table:style-name="Table1.B1" table:number-columns-spanned="2" office:value-type="string">
            <text:p text:style-name="P2"><text:span text:style-name="T5">DAM – Entornos de Desarrollo</text:span></text:p>
          </table:table-cell>
          <table:covered-table-cell/>
        </table:table-row>
        <table:table-row table:style-name="Table1.2">
          <table:covered-table-cell/>
          <table:table-cell table:style-name="Table1.B2" office:value-type="string">
            <text:p text:style-name="P8">PRÁCTICA <text:s/>: <text:s text:c="3"/>UT1 - 1</text:p>
          </table:table-cell>
          <table:table-cell table:style-name="Table1.C2" office:value-type="string">
            <text:p text:style-name="P9">CURSO : 2022-23</text:p>
          </table:table-cell>
        </table:table-row>
      </table:table>
      <text:p text:style-name="P10"/>
      <text:p text:style-name="P10"/>
      <text:p text:style-name="P7">Entornos de desarrollo</text:p>
      <text:p text:style-name="P1"><text:span text:style-name="T3">UT1 – TAREA1</text:span></text:p>
      <text:p text:style-name="P11"/>
      <text:p text:style-name="P12">Responde a las siguientes preguntas, puedes consultar la información que necesites en Internet o en los apuntes de clase.</text:p>
      <text:p text:style-name="P15"/>
      <text:list xml:id="list1726767166" text:style-name="L1">
        <text:list-item>
          <text:p text:style-name="P18">Indica el ranking de los 10 lenguajes de programación más utilizados en el año 2021.</text:p>
        </text:list-item>
      </text:list>
      <text:p text:style-name="P13"><text:tab/><text:tab/>1. Python<text:tab/><text:tab/>28.3%</text:p>
      <text:p text:style-name="P13"><text:tab/><text:tab/>2. Java<text:tab/><text:tab/>17.2%</text:p>
      <text:p text:style-name="P13"><text:tab/><text:tab/>3. JavaScript<text:tab/>9.69%</text:p>
      <text:p text:style-name="P13"><text:tab/><text:tab/>4. C#<text:tab/><text:tab/>7.2%</text:p>
      <text:p text:style-name="P13"><text:tab/><text:tab/>5. C/C++<text:tab/><text:tab/>6.45%</text:p>
      <text:p text:style-name="P13"><text:tab/><text:tab/>6. PHP<text:tab/><text:tab/>5.39%</text:p>
      <text:p text:style-name="P13"><text:tab/><text:tab/>7. R<text:tab/><text:tab/>4.03%</text:p>
      <text:p text:style-name="P13"><text:tab/><text:tab/>8. TypeScript<text:tab/>2.71%</text:p>
      <text:p text:style-name="P13"><text:tab/><text:tab/>9. Objetive-C<text:tab/>2.16%</text:p>
      <text:p text:style-name="P13"><text:tab/><text:tab/>10. Go<text:tab/><text:tab/>2.08%</text:p>
      <text:list xml:id="list1544932094" text:style-name="L2">
        <text:list-item>
          <text:p text:style-name="P19">El sistema operativo es un tipo de software, explica que funciones realiza y por qué es tan importante. Enumera ejemplos de sistemas operativos.</text:p>
        </text:list-item>
      </text:list>
      <text:p text:style-name="P3"><text:span text:style-name="T4"><text:tab/></text:span><text:span text:style-name="T2">El sistema operativo es el software que actúa de intermediario entre aplicaciones y entre aplicaciones y usuario, es el encargado también de coordinar el funcionamiento de las diferentes partes del hardware y de gestionar también los recursos disponibles del hardware.</text:span></text:p>
      <text:list xml:id="list2592816101" text:style-name="L3">
        <text:list-item>
          <text:p text:style-name="P20">Explica las diferencias entre lenguajes de alto y bajo nivel. ¿A que nos referimos?</text:p>
        </text:list-item>
      </text:list>
      <text:p text:style-name="P4"><text:span text:style-name="T4"><text:tab/></text:span><text:span text:style-name="T2">El nivel de un lenguaje hace referencia a la "cercanía" del lenguaje utilizado con el código máquina del procesador para el que va destinado el código. Generalmente, cuanto más bajo es el nivel de un lenguaje de programación, más difícil de comprender es pero mejor rendimiento puede conseguirse con él, pero por el contrario, cuanto más alto es el nivel, más comprensible resulta pero menos rendimiento puede extraer del sistema.</text:span></text:p>
      <text:p text:style-name="P4"><text:span text:style-name="T4"/></text:p>
      <text:list xml:id="list49056919" text:style-name="L4">
        <text:list-item>
          <text:p text:style-name="P21"><text:soft-page-break/>Define: lenguajes compilados e interpretados. Indica un ejemplo de cada.</text:p>
        </text:list-item>
      </text:list>
      <text:p text:style-name="P3"><text:span text:style-name="T4"><text:tab/></text:span><text:span text:style-name="T2">Un lenguaje compilado es un lenguaje que necesita de un compilador para traducirse a código máquina. Generalmente un lenguaje compilado se convierte en lenguaje máquina antes de ejecutarse. Por contrario, un lenguaje interpretado no necesita compilación y se interpreta al momento de ejecutarse. Normalmente, el hecho de que un lenguaje sea compilado permite un mayor rendimiento del programa, puesto que no necesita un proceso extra antes de su ejecución.</text:span></text:p>
      <text:list xml:id="list94571815" text:style-name="L5">
        <text:list-item>
          <text:p text:style-name="P22">Diferencias entre lenguajes de programación estructurados y lenguajes de programación orientada a objetos. Indica ejemplos de cada.</text:p>
        </text:list-item>
      </text:list>
      <text:p text:style-name="P3"><text:span text:style-name="T4"><text:tab/></text:span><text:span text:style-name="T2">Los lenguajes de programación estructurados tienen una estructura sencilla y clara, y son más fáciles de leer. Están estructurados mediante sentencias secuenciales, selectivas o repetitivas. Por contra, los lenguajes orientados a objetos estan construidos como un conjunto de objetos reutilizables que colaboran entre ellos para alcanzar un objetivo. Son menos intuitivos que los lenguajes estructurados, pero tienen un mantenimiento más fácil al poder depurar objetos concretos aislados del programa completo.</text:span></text:p>
      <text:p text:style-name="P14"><text:tab/>Lenguajes estructurados: Pascal, Fortran, C.</text:p>
      <text:p text:style-name="P14"><text:tab/>Lenguajes Orientados a Objetos: C++, Java, Python.</text:p>
      <text:list xml:id="list3690859211" text:style-name="L6">
        <text:list-item>
          <text:p text:style-name="P23">¿En programación para que se utiliza un compilador?¿y un debugger? ¿que es el código objeto?</text:p>
        </text:list-item>
      </text:list>
      <text:p text:style-name="P14"><text:tab/>Un compilador traduce el código en <text:span text:style-name="T6">lenguaje máquina entendible por el sistema que debe ejecutarlo. El debugger se utiliza para identificar problemas en el programa, permitiendo análisis exhaustivos durante su ejecución. El código objeto es el código resultante al compilar el código fuente, puede presentarse en lenguaje máquina o bytecode.</text:span></text:p>
      <text:list xml:id="list3840308784" text:style-name="L7">
        <text:list-item>
          <text:p text:style-name="P24">¿Por qué se dice que JAVA es un lenguaje compilado e interpretado? Explica el proceso de transformación desde un código fuente a como se ejecuta en la máquina virtual de JAVA.</text:p>
        </text:list-item>
      </text:list>
      <text:p text:style-name="P14"><text:tab/>El código java se compila antes de su interpretación. Al contrario que otros lenguajes de programación itnerpretados, java tiene un proceso intermedio de compilación con el que se convierte el código a "bytecode". Éste bytecode es el que posteriormente se interpreta en la máquina virtual de java.</text:p>
      <text:list xml:id="list2389466309" text:style-name="L8">
        <text:list-item>
          <text:p text:style-name="P25">Uno de los lemas de java es “Write Once Run Anywhere”, a que se refiere esta frase.</text:p>
        </text:list-item>
      </text:list>
      <text:p text:style-name="P3"><text:span text:style-name="T4"><text:tab/></text:span><text:span text:style-name="T2">Una de las características básicas del lenguaje java es la portabilidad. Al ser un lenguaje interpretado, su ejecución en cualquier plataforma para la que se haya programado un intérprete es relativamente trivial.</text:span></text:p>
      <text:list xml:id="list211858481" text:style-name="L9">
        <text:list-item>
          <text:p text:style-name="P26">Enumera y define con tus propias palabras las fases del ciclo de desarrollo software.</text:p>
        </text:list-item>
      </text:list>
      <text:p text:style-name="P3"><text:span text:style-name="T4"><text:tab/></text:span><text:span text:style-name="T2">Análisis: Es la fase en la que se analiza en profundidad los requisitos funcionales y no funcionales. Se genera un documento que contiene una planificación, los objetivos, requisitos, prioridades y un reconocimiento de los requisitos mal planteados que puedan llevar a incoherencias.</text:span></text:p>
      <text:p text:style-name="P17"><text:span text:style-name="T2"><text:tab/>Diseño: Se divide el problema en partes, definiendo el funcionamiento de cada una y se establecen las relaciones entre ellas. Posteriormente se crea un modelo del sistema para dividirlo y afrontar las partes individualmente.</text:span></text:p>
      <text:p text:style-name="P14"><text:tab/>Codificación: Se procede a implementar el código con un lenguaje de programación concreto siguiendo los documentos generados anteriormente.</text:p>
      <text:p text:style-name="P14"><text:tab/>Pruebas: Se verifica y valida el software mediante una serie de pruebas internas y externas.</text:p>
      <text:p text:style-name="P14"><text:tab/>Documentación: Se documenta todo el proceso del funcionamiento del software para permitir el correcto uso al usuario y el futuro mantenimiento.</text:p>
      <text:p text:style-name="P3"><text:span text:style-name="T2"><text:tab/>Explotación: Una vez comprobado que el software es estable y se ha documentado se instala en los dispositivos finales de los usuarios. Se procede al beta testing para localizar errores que puedan aparecer durante el uso continuado del software.</text:span></text:p>
      <text:p text:style-name="P14"><text:tab/>Mantenimiento: Se corrigen errores, añaden funcionalidades una vez lanzado el producto o nuevas versiones del mismo dependiendo del tiempo pactado con el cliente.</text:p>
      <text:list xml:id="list3935526863" text:style-name="L10">
        <text:list-item>
          <text:p text:style-name="P27">Indica y explica cuales son los 3 documentos que se generan en la fase de documentación durante el desarrollo Software.</text:p>
        </text:list-item>
      </text:list>
      <text:p text:style-name="P29"><text:tab/><text:tab/>Guía técnica: Facilita el desarrollo, las correciones y el mantenimiento al personal técnico.</text:p>
      <text:p text:style-name="P29"><text:tab/><text:tab/>Guía de Uso: Describe la funcionalidad de la aplicación, sus requisitos y soluciones a los posibles problemas comunes que puedan presentarse. Está orientada a los usuarios finales de la aplicación</text:p>
      <text:p text:style-name="P29"><text:tab/><text:tab/>Guía de Instalación: Guía a los responsables de la instalación para garantizar que la implantación de la aplicación se realice de una forma segura.</text:p>
      <text:list xml:id="list181855988696607" text:continue-numbering="true" text:style-name="L10">
        <text:list-item>
          <text:p text:style-name="P27">¿En que consiste un Beta-Test?</text:p>
        </text:list-item>
      </text:list>
      <text:p text:style-name="P14"><text:tab/>En probar un programa de forma exhaustiva en un entorno real externo al de producción para encontrar la mayor cantidad de errores fácilmente reproducibles por un usuario común.</text:p>
      <text:list xml:id="list1390963833" text:style-name="L11">
        <text:list-item>
          <text:p text:style-name="P28">Indica cuales son las diferencias entre pruebas unitarias y pruebas de integración.</text:p>
          <text:p text:style-name="P30">Las pruebas unitarias comprueban de forma aislada el funcionamiento de las diferentes partes del software, mientras que las de integración se aseguran que el sistema completo funciona correctament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9T18:18:53.759000000</dc:date>
    <meta:editing-duration>PT5M</meta:editing-duration>
    <meta:editing-cycles>1</meta:editing-cycles>
    <meta:document-statistic meta:table-count="1" meta:image-count="0" meta:object-count="0" meta:page-count="3" meta:paragraph-count="49" meta:word-count="977" meta:character-count="6312" meta:non-whitespace-character-count="5341"/>
    <meta:generator>LibreOffice/7.1.3.2$Windows_X86_64 LibreOffice_project/47f78053abe362b9384784d31a6e56f8511eb1c1</meta:generator>
  </office:meta>
</office:document-meta>
</file>